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2H47M44.000S" table:style-name="ce9">
            <text:p>12:47:44</text:p>
          </table:table-cell>
          <table:table-cell office:value-type="string" table:style-name="ce12">
            <text:p>Last</text:p>
          </table:table-cell>
          <table:table-cell office:value-type="time" office:time-value="PT12H50M14.000S" table:style-name="ce9">
            <text:p>12:50:14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4.666666666666666" table:style-name="ce13">
            <text:p>15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1.333333333333336" table:style-name="ce14">
            <text:p>51.3</text:p>
          </table:table-cell>
          <table:table-cell office:value-type="float" office:value="8.4500000000000011" table:style-name="ce14">
            <text:p>8.5</text:p>
          </table:table-cell>
          <table:table-cell office:value-type="float" office:value="1.4666666666666668" table:style-name="ce14">
            <text:p>1.5</text:p>
          </table:table-cell>
          <table:table-cell office:value-type="float" office:value="38.733333333333327" table:style-name="ce14">
            <text:p>38.7</text:p>
          </table:table-cell>
          <table:table-cell office:value-type="float" office:value="59.783333333333324" table:style-name="ce14">
            <text:p>59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3.6" table:style-name="ce13">
            <text:p>34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7" table:style-name="ce14">
            <text:p>77.0</text:p>
          </table:table-cell>
          <table:table-cell office:value-type="float" office:value="14.8" table:style-name="ce14">
            <text:p>14.8</text:p>
          </table:table-cell>
          <table:table-cell office:value-type="float" office:value="8.3000000000000007" table:style-name="ce14">
            <text:p>8.3</text:p>
          </table:table-cell>
          <table:table-cell office:value-type="float" office:value="89.3" table:style-name="ce14">
            <text:p>89.3</text:p>
          </table:table-cell>
          <table:table-cell office:value-type="float" office:value="86.1" table:style-name="ce14">
            <text:p>86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964H47M44.000S" table:style-name="ce9">
            <text:p>12:47:44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5" table:style-name="ce14">
            <text:p>1.5</text:p>
          </table:table-cell>
          <table:table-cell office:value-type="float" office:value="1.7514792899408282" table:style-name="ce14">
            <text:p>1.8</text:p>
          </table:table-cell>
          <table:table-cell office:value-type="float" office:value="5.6590909090909092" table:style-name="ce14">
            <text:p>5.7</text:p>
          </table:table-cell>
          <table:table-cell office:value-type="float" office:value="2.3055077452667816" table:style-name="ce14">
            <text:p>2.3</text:p>
          </table:table-cell>
          <table:table-cell office:value-type="float" office:value="1.4402007248396991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71.772000000000006" table:style-name="ce13">
            <text:p>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42.26599999999999" table:style-name="ce13">
            <text:p>14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50449158618362788" table:style-name="ce14">
            <text:p>0.5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30T00:00:00" table:style-name="ce5">
            <text:p>30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2M47.430S" table:style-name="ce6">
            <text:p>00:12: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2.80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6552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420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51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3187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11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7928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5259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110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9276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275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792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00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38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1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8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0734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64017 0 9465 2093792 7390 0 193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7570 0 4203 519360 1741 0 87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4729 0 2239 525113 2372 0 42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5794 0 1372 525029 1455 0 32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5923 0 1649 524289 1822 0 31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779901 55 727 0 0 0 0 2 0 1 0 0 0 574 0 17035 67 0 0 0 0 0 0 0 22 0 0 0 0 0 0 0 0 91985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9559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30864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20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4248969 0 366034 18361 3491292 17076 0 720 126059 334 2290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267119554 3429939 <text:s text:c="3"/>0 <text:s text:c="3"/>0 <text:s text:c="3"/>0 <text:s text:c="4"/>0 <text:s text:c="9"/>0 <text:s text:c="8"/>0 2267119554 3429939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5991609 <text:s text:c="2"/>67126 <text:s text:c="3"/>0 <text:s text:c="3"/>0 <text:s text:c="3"/>0 <text:s text:c="4"/>0 <text:s text:c="9"/>0 <text:s text:c="8"/>0 44051827 <text:s text:c="2"/>3578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26 6509 686030 170376 5404 204607 1686288 2122568 0 84284 22960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24 6478 684978 169840 5404 204607 1686288 2122568 0 84200 22955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20 0 0 0 0 0 20 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6 0 0 0 0 0 416 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04 94037 21 16 7 50 14 30 20 0 1 0 4 2932736 400 4294967295 11640832 11740668 0 0 0 0 0 4096 536946211 4294967295 0 0 0 0 0 0 167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6712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578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5991609 (5.9 MB) <text:s/>TX bytes:44051827 (44.0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429939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429939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267119554 (2.2 GB) <text:s/>TX bytes:2267119554 (2.2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6 <text:s text:c="5"/>2954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1.6" table:style-name="ce1">
            <text:p>1.6</text:p>
          </table:table-cell>
          <table:table-cell office:value-type="float" office:value="0.8" table:style-name="ce1">
            <text:p>0.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9.3" table:style-name="ce1">
            <text:p>89.3</text:p>
          </table:table-cell>
          <table:table-cell office:value-type="float" office:value="2.4000000000000004" table:style-name="ce1">
            <text:p>2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68.3" table:style-name="ce1">
            <text:p>68.3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.4" table:style-name="ce1">
            <text:p>0.4</text:p>
          </table:table-cell>
          <table:table-cell office:value-type="float" office:value="21.6" table:style-name="ce1">
            <text:p>21.6</text:p>
          </table:table-cell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77" table:style-name="ce1">
            <text:p>77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13.8" table:style-name="ce1">
            <text:p>13.8</text:p>
          </table:table-cell>
          <table:table-cell office:value-type="float" office:value="86.1" table:style-name="ce1">
            <text:p>86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70.599999999999994" table:style-name="ce1">
            <text:p>70.6</text:p>
          </table:table-cell>
          <table:table-cell office:value-type="float" office:value="14.8" table:style-name="ce1">
            <text:p>14.8</text:p>
          </table:table-cell>
          <table:table-cell office:value-type="float" office:value="0.1" table:style-name="ce1">
            <text:p>0.1</text:p>
          </table:table-cell>
          <table:table-cell office:value-type="float" office:value="14.5" table:style-name="ce1">
            <text:p>14.5</text:p>
          </table:table-cell>
          <table:table-cell office:value-type="float" office:value="85.399999999999991" table:style-name="ce1">
            <text:p>85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4.1" table:style-name="ce1">
            <text:p>14.1</text:p>
          </table:table-cell>
          <table:table-cell office:value-type="float" office:value="85.9" table:style-name="ce1">
            <text:p>85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" table:style-name="ce1">
            <text:p>0</text:p>
          </table:table-cell>
          <table:table-cell office:value-type="float" office:value="79.099999999999994" table:style-name="ce1">
            <text:p>79.1</text:p>
          </table:table-cell>
          <table:table-cell office:value-type="float" office:value="20.900000000000002" table:style-name="ce1">
            <text:p>20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333333333333336" table:style-name="ce1">
            <text:p>51.33333333</text:p>
          </table:table-cell>
          <table:table-cell office:value-type="float" office:value="8.4500000000000011" table:style-name="ce1">
            <text:p>8.45</text:p>
          </table:table-cell>
          <table:table-cell office:value-type="float" office:value="1.4666666666666668" table:style-name="ce1">
            <text:p>1.466666667</text:p>
          </table:table-cell>
          <table:table-cell office:value-type="float" office:value="38.733333333333327" table:style-name="ce1">
            <text:p>38.73333333</text:p>
          </table:table-cell>
          <table:table-cell office:value-type="float" office:value="59.783333333333324" table:style-name="ce1">
            <text:p>59.78333333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9.999999999999993" table:style-name="ce11">
            <text:p>50.0</text:p>
          </table:table-cell>
          <table:table-cell office:value-type="float" office:value="8.1333333333333329" table:style-name="ce11">
            <text:p>8.1</text:p>
          </table:table-cell>
          <table:table-cell office:value-type="float" office:value="0.16666666666666666" table:style-name="ce11">
            <text:p>0.2</text:p>
          </table:table-cell>
          <table:table-cell office:value-type="float" office:value="41.716666666666669" table:style-name="ce11">
            <text:p>41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2.066666666666663" table:style-name="ce11">
            <text:p>52.1</text:p>
          </table:table-cell>
          <table:table-cell office:value-type="float" office:value="8.4500000000000011" table:style-name="ce11">
            <text:p>8.5</text:p>
          </table:table-cell>
          <table:table-cell office:value-type="float" office:value="0.18333333333333335" table:style-name="ce11">
            <text:p>0.2</text:p>
          </table:table-cell>
          <table:table-cell office:value-type="float" office:value="39.300000000000004" table:style-name="ce11">
            <text:p>39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1.416666666666664" table:style-name="ce11">
            <text:p>51.4</text:p>
          </table:table-cell>
          <table:table-cell office:value-type="float" office:value="8.4166666666666661" table:style-name="ce11">
            <text:p>8.4</text:p>
          </table:table-cell>
          <table:table-cell office:value-type="float" office:value="0.13333333333333333" table:style-name="ce11">
            <text:p>0.1</text:p>
          </table:table-cell>
          <table:table-cell office:value-type="float" office:value="40.016666666666666" table:style-name="ce11">
            <text:p>40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2.633333333333333" table:style-name="ce11">
            <text:p>52.6</text:p>
          </table:table-cell>
          <table:table-cell office:value-type="float" office:value="8.5166666666666675" table:style-name="ce11">
            <text:p>8.5</text:p>
          </table:table-cell>
          <table:table-cell office:value-type="float" office:value="0.13333333333333333" table:style-name="ce11">
            <text:p>0.1</text:p>
          </table:table-cell>
          <table:table-cell office:value-type="float" office:value="38.699999999999996" table:style-name="ce11">
            <text:p>38.7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2143.4" table:style-name="ce1">
            <text:p>2143.4</text:p>
          </table:table-cell>
          <table:table-cell office:value-type="float" office:value="0" table:style-name="ce1">
            <text:p>0</text:p>
          </table:table-cell>
          <table:table-cell office:value-type="float" office:value="33.6" table:style-name="ce1">
            <text:p>33.6</text:p>
          </table:table-cell>
          <table:table-cell table:number-columns-repeated="16380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233.8" table:style-name="ce1">
            <text:p>233.8</text:p>
          </table:table-cell>
          <table:table-cell office:value-type="float" office:value="71" table:style-name="ce1">
            <text:p>71</text:p>
          </table:table-cell>
          <table:table-cell office:value-type="float" office:value="11.4" table:style-name="ce1">
            <text:p>11.4</text:p>
          </table:table-cell>
          <table:table-cell table:number-columns-repeated="16380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0.2" table:style-name="ce1">
            <text:p>0.2</text:p>
          </table:table-cell>
          <table:table-cell office:value-type="float" office:value="2203.8000000000002" table:style-name="ce1">
            <text:p>2203.8</text:p>
          </table:table-cell>
          <table:table-cell office:value-type="float" office:value="9.8000000000000007" table:style-name="ce1">
            <text:p>9.8</text:p>
          </table:table-cell>
          <table:table-cell table:number-columns-repeated="16380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15" table:style-name="ce1">
            <text:p>15</text:p>
          </table:table-cell>
          <table:table-cell office:value-type="float" office:value="1254.5999999999999" table:style-name="ce1">
            <text:p>1254.6</text:p>
          </table:table-cell>
          <table:table-cell office:value-type="float" office:value="15.2" table:style-name="ce1">
            <text:p>15.2</text:p>
          </table:table-cell>
          <table:table-cell table:number-columns-repeated="16380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0" table:style-name="ce1">
            <text:p>0</text:p>
          </table:table-cell>
          <table:table-cell office:value-type="float" office:value="950.4" table:style-name="ce1">
            <text:p>950.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0" table:style-name="ce1">
            <text:p>0</text:p>
          </table:table-cell>
          <table:table-cell office:value-type="float" office:value="262.39999999999998" table:style-name="ce1">
            <text:p>262.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98.73333333333335" table:formula="msoxl:=AVERAGE(B2:B7)" table:style-name="ce8">
            <text:p>398.7</text:p>
          </table:table-cell>
          <table:table-cell office:value-type="float" office:value="790.36666666666667" table:formula="msoxl:=AVERAGE(C2:C7)" table:style-name="ce8">
            <text:p>790.4</text:p>
          </table:table-cell>
          <table:table-cell office:value-type="float" office:value="14.666666666666666" table:formula="msoxl:=AVERAGE(D2:D7)" table:style-name="ce8">
            <text:p>14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544.5249177952408" table:formula="msoxl:=IF(B9=0,0,MAX(SUMPRODUCT(B2:B7,B2:B7)/SUM(B2:B7)-B9,0))" table:style-name="ce8">
            <text:p>1544.5</text:p>
          </table:table-cell>
          <table:table-cell office:value-type="float" office:value="771.75861695696778" table:formula="msoxl:=IF(C9=0,0,MAX(SUMPRODUCT(C2:C7,C2:C7)/SUM(C2:C7)-C9,0))" table:style-name="ce8">
            <text:p>771.8</text:p>
          </table:table-cell>
          <table:table-cell office:value-type="float" office:value="5.4015151515151505" table:formula="msoxl:=IF(D9=0,0,MAX(SUMPRODUCT(D2:D7,D2:D7)/SUM(D2:D7)-D9,0))" table:style-name="ce8">
            <text:p>5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0.14174887142599" table:formula="msoxl:=ABS(MAX(B2:B7)-B9-B10)" table:style-name="ce8">
            <text:p>200.1</text:p>
          </table:table-cell>
          <table:table-cell office:value-type="float" office:value="641.67471637636561" table:formula="msoxl:=ABS(MAX(C2:C7)-C9-C10)" table:style-name="ce8">
            <text:p>641.7</text:p>
          </table:table-cell>
          <table:table-cell office:value-type="float" office:value="13.531818181818187" table:formula="msoxl:=ABS(MAX(D2:D7)-D9-D10)" table:style-name="ce8">
            <text:p>13.5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63.8" table:style-name="ce1">
            <text:p>63.8</text:p>
          </table:table-cell>
          <table:table-cell office:value-type="float" office:value="63.8" table:style-name="ce1">
            <text:p>6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7.6" table:style-name="ce1">
            <text:p>127.6</text:p>
          </table:table-cell>
          <table:table-cell table:number-columns-repeated="16128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26.6" table:style-name="ce1">
            <text:p>26.6</text:p>
          </table:table-cell>
          <table:table-cell office:value-type="float" office:value="26.6" table:style-name="ce1">
            <text:p>2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3.2" table:style-name="ce1">
            <text:p>53.2</text:p>
          </table:table-cell>
          <table:table-cell table:number-columns-repeated="16128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226.5" table:style-name="ce1">
            <text:p>226.5</text:p>
          </table:table-cell>
          <table:table-cell office:value-type="float" office:value="226.5" table:style-name="ce1">
            <text:p>22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3" table:style-name="ce1">
            <text:p>453</text:p>
          </table:table-cell>
          <table:table-cell table:number-columns-repeated="16128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83.5" table:style-name="ce1">
            <text:p>83.5</text:p>
          </table:table-cell>
          <table:table-cell office:value-type="float" office:value="83.5" table:style-name="ce1">
            <text:p>83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7" table:style-name="ce1">
            <text:p>167</text:p>
          </table:table-cell>
          <table:table-cell table:number-columns-repeated="16128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79.2" table:style-name="ce1">
            <text:p>79.2</text:p>
          </table:table-cell>
          <table:table-cell office:value-type="float" office:value="79.2" table:style-name="ce1">
            <text:p>7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8.4" table:style-name="ce1">
            <text:p>158.4</text:p>
          </table:table-cell>
          <table:table-cell table:number-columns-repeated="16128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43.3" table:style-name="ce1">
            <text:p>43.3</text:p>
          </table:table-cell>
          <table:table-cell office:value-type="float" office:value="43.3" table:style-name="ce1">
            <text:p>4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6.6" table:style-name="ce1">
            <text:p>86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7.149999999999991" table:formula="msoxl:=AVERAGE(B2:B7)" table:style-name="ce8">
            <text:p>87.2</text:p>
          </table:table-cell>
          <table:table-cell office:value-type="float" office:value="87.149999999999991" table:formula="msoxl:=AVERAGE(C2:C7)" table:style-name="ce8">
            <text:p>87.2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9.013759801109202" table:formula="msoxl:=IF(B9=0,0,MAX(SUMPRODUCT(B2:B7,B2:B7)/SUM(B2:B7)-B9,0))" table:style-name="ce8">
            <text:p>49.0</text:p>
          </table:table-cell>
          <table:table-cell office:value-type="float" office:value="49.013759801109202" table:formula="msoxl:=IF(C9=0,0,MAX(SUMPRODUCT(C2:C7,C2:C7)/SUM(C2:C7)-C9,0))" table:style-name="ce8">
            <text:p>49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0.33624019889082" table:formula="msoxl:=ABS(MAX(B2:B7)-B9-B10)" table:style-name="ce8">
            <text:p>90.3</text:p>
          </table:table-cell>
          <table:table-cell office:value-type="float" office:value="90.33624019889082" table:formula="msoxl:=ABS(MAX(C2:C7)-C9-C10)" table:style-name="ce8">
            <text:p>90.3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6.16375980110919" table:formula="msoxl:=B9+ B10" table:style-name="ce8">
            <text:p>136.2</text:p>
          </table:table-cell>
          <table:table-cell office:value-type="float" office:value="136.16375980110919" table:formula="msoxl:=C9+ C10" table:style-name="ce8">
            <text:p>136.2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23.1" table:style-name="ce1">
            <text:p>23.1</text:p>
          </table:table-cell>
          <table:table-cell office:value-type="float" office:value="22.4" table:style-name="ce1">
            <text:p>2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5.5" table:style-name="ce1">
            <text:p>45.5</text:p>
          </table:table-cell>
          <table:table-cell table:number-columns-repeated="16128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7.3" table:style-name="ce1">
            <text:p>7.3</text:p>
          </table:table-cell>
          <table:table-cell office:value-type="float" office:value="7.4" table:style-name="ce1">
            <text:p>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.7" table:style-name="ce1">
            <text:p>14.7</text:p>
          </table:table-cell>
          <table:table-cell table:number-columns-repeated="16128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2.9" table:style-name="ce1">
            <text:p>2.9</text:p>
          </table:table-cell>
          <table:table-cell office:value-type="float" office:value="2.9" table:style-name="ce1">
            <text:p>2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8" table:style-name="ce1">
            <text:p>5.8</text:p>
          </table:table-cell>
          <table:table-cell table:number-columns-repeated="16128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3.2" table:style-name="ce1">
            <text:p>3.2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3000000000000007" table:style-name="ce1">
            <text:p>6.3</text:p>
          </table:table-cell>
          <table:table-cell table:number-columns-repeated="16128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9" table:style-name="ce1">
            <text:p>1.9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8500000000000014" table:formula="msoxl:=AVERAGE(B2:B7)" table:style-name="ce8">
            <text:p>6.9</text:p>
          </table:table-cell>
          <table:table-cell office:value-type="float" office:value="6.75" table:formula="msoxl:=AVERAGE(C2:C7)" table:style-name="ce8">
            <text:p>6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8.2363746958637414" table:formula="msoxl:=IF(B9=0,0,MAX(SUMPRODUCT(B2:B7,B2:B7)/SUM(B2:B7)-B9,0))" table:style-name="ce8">
            <text:p>8.2</text:p>
          </table:table-cell>
          <table:table-cell office:value-type="float" office:value="7.7988888888888894" table:formula="msoxl:=IF(C9=0,0,MAX(SUMPRODUCT(C2:C7,C2:C7)/SUM(C2:C7)-C9,0))" table:style-name="ce8">
            <text:p>7.8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.0136253041362586" table:formula="msoxl:=ABS(MAX(B2:B7)-B9-B10)" table:style-name="ce8">
            <text:p>8.0</text:p>
          </table:table-cell>
          <table:table-cell office:value-type="float" office:value="7.8511111111111092" table:formula="msoxl:=ABS(MAX(C2:C7)-C9-C10)" table:style-name="ce8">
            <text:p>7.9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5.086374695863743" table:formula="msoxl:=B9+ B10" table:style-name="ce8">
            <text:p>15.1</text:p>
          </table:table-cell>
          <table:table-cell office:value-type="float" office:value="14.548888888888889" table:formula="msoxl:=C9+ C10" table:style-name="ce8">
            <text:p>14.5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1071.7" table:style-name="ce1">
            <text:p>1071.7</text:p>
          </table:table-cell>
          <table:table-cell office:value-type="float" office:value="1071.7" table:style-name="ce1">
            <text:p>107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143.4" table:style-name="ce1">
            <text:p>2143.4</text:p>
          </table:table-cell>
          <table:table-cell table:number-columns-repeated="16128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116.9" table:style-name="ce1">
            <text:p>116.9</text:p>
          </table:table-cell>
          <table:table-cell office:value-type="float" office:value="116.9" table:style-name="ce1">
            <text:p>11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3.8" table:style-name="ce1">
            <text:p>233.8</text:p>
          </table:table-cell>
          <table:table-cell table:number-columns-repeated="16128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" table:style-name="ce1">
            <text:p>15</text:p>
          </table:table-cell>
          <table:table-cell table:number-columns-repeated="16128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99.36666666666667" table:formula="msoxl:=AVERAGE(B2:B7)" table:style-name="ce8">
            <text:p>199.4</text:p>
          </table:table-cell>
          <table:table-cell office:value-type="float" office:value="199.36666666666667" table:formula="msoxl:=AVERAGE(C2:C7)" table:style-name="ce8">
            <text:p>199.4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72.26245889762038" table:formula="msoxl:=IF(B9=0,0,MAX(SUMPRODUCT(B2:B7,B2:B7)/SUM(B2:B7)-B9,0))" table:style-name="ce8">
            <text:p>772.3</text:p>
          </table:table-cell>
          <table:table-cell office:value-type="float" office:value="772.26245889762038" table:formula="msoxl:=IF(C9=0,0,MAX(SUMPRODUCT(C2:C7,C2:C7)/SUM(C2:C7)-C9,0))" table:style-name="ce8">
            <text:p>772.3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0.07087443571299" table:formula="msoxl:=ABS(MAX(B2:B7)-B9-B10)" table:style-name="ce8">
            <text:p>100.1</text:p>
          </table:table-cell>
          <table:table-cell office:value-type="float" office:value="100.07087443571299" table:formula="msoxl:=ABS(MAX(C2:C7)-C9-C10)" table:style-name="ce8">
            <text:p>100.1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71.62912556428705" table:formula="msoxl:=B9+ B10" table:style-name="ce8">
            <text:p>971.6</text:p>
          </table:table-cell>
          <table:table-cell office:value-type="float" office:value="971.62912556428705" table:formula="msoxl:=C9+ C10" table:style-name="ce8">
            <text:p>971.6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35.5" table:style-name="ce1">
            <text:p>35.5</text:p>
          </table:table-cell>
          <table:table-cell office:value-type="float" office:value="35.5" table:style-name="ce1">
            <text:p>35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1" table:style-name="ce1">
            <text:p>71</text:p>
          </table:table-cell>
          <table:table-cell table:number-columns-repeated="16128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1101.9000000000001" table:style-name="ce1">
            <text:p>1101.9</text:p>
          </table:table-cell>
          <table:table-cell office:value-type="float" office:value="1101.9000000000001" table:style-name="ce1">
            <text:p>1101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03.8000000000002" table:style-name="ce1">
            <text:p>2203.8</text:p>
          </table:table-cell>
          <table:table-cell table:number-columns-repeated="16128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627.29999999999995" table:style-name="ce1">
            <text:p>627.3</text:p>
          </table:table-cell>
          <table:table-cell office:value-type="float" office:value="627.29999999999995" table:style-name="ce1">
            <text:p>62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54.5999999999999" table:style-name="ce1">
            <text:p>1254.6</text:p>
          </table:table-cell>
          <table:table-cell table:number-columns-repeated="16128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475.2" table:style-name="ce1">
            <text:p>475.2</text:p>
          </table:table-cell>
          <table:table-cell office:value-type="float" office:value="475.2" table:style-name="ce1">
            <text:p>47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50.4" table:style-name="ce1">
            <text:p>950.4</text:p>
          </table:table-cell>
          <table:table-cell table:number-columns-repeated="16128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131.19999999999999" table:style-name="ce1">
            <text:p>131.2</text:p>
          </table:table-cell>
          <table:table-cell office:value-type="float" office:value="131.19999999999999" table:style-name="ce1">
            <text:p>13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2.39999999999998" table:style-name="ce1">
            <text:p>262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95.18333333333334" table:formula="msoxl:=AVERAGE(B2:B7)" table:style-name="ce8">
            <text:p>395.2</text:p>
          </table:table-cell>
          <table:table-cell office:value-type="float" office:value="395.18333333333334" table:formula="msoxl:=AVERAGE(C2:C7)" table:style-name="ce8">
            <text:p>395.2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85.87930847848389" table:formula="msoxl:=IF(B9=0,0,MAX(SUMPRODUCT(B2:B7,B2:B7)/SUM(B2:B7)-B9,0))" table:style-name="ce8">
            <text:p>385.9</text:p>
          </table:table-cell>
          <table:table-cell office:value-type="float" office:value="385.87930847848389" table:formula="msoxl:=IF(C9=0,0,MAX(SUMPRODUCT(C2:C7,C2:C7)/SUM(C2:C7)-C9,0))" table:style-name="ce8">
            <text:p>385.9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0.8373581881828" table:formula="msoxl:=ABS(MAX(B2:B7)-B9-B10)" table:style-name="ce8">
            <text:p>320.8</text:p>
          </table:table-cell>
          <table:table-cell office:value-type="float" office:value="320.8373581881828" table:formula="msoxl:=ABS(MAX(C2:C7)-C9-C10)" table:style-name="ce8">
            <text:p>320.8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81.06264181181723" table:formula="msoxl:=B9+ B10" table:style-name="ce8">
            <text:p>781.1</text:p>
          </table:table-cell>
          <table:table-cell office:value-type="float" office:value="781.06264181181723" table:formula="msoxl:=C9+ C10" table:style-name="ce8">
            <text:p>781.1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16.8" table:style-name="ce1">
            <text:p>16.8</text:p>
          </table:table-cell>
          <table:table-cell office:value-type="float" office:value="16.8" table:style-name="ce1">
            <text:p>1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3.6" table:style-name="ce1">
            <text:p>33.6</text:p>
          </table:table-cell>
          <table:table-cell table:number-columns-repeated="16128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4" table:style-name="ce1">
            <text:p>11.4</text:p>
          </table:table-cell>
          <table:table-cell table:number-columns-repeated="16128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8000000000000007" table:style-name="ce1">
            <text:p>9.8</text:p>
          </table:table-cell>
          <table:table-cell table:number-columns-repeated="16128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2" table:style-name="ce1">
            <text:p>15.2</text:p>
          </table:table-cell>
          <table:table-cell table:number-columns-repeated="16128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" table:style-name="ce1">
            <text:p>12</text:p>
          </table:table-cell>
          <table:table-cell table:number-columns-repeated="16128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" table:style-name="ce1">
            <text:p>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.333333333333333" table:formula="msoxl:=AVERAGE(B2:B7)" table:style-name="ce8">
            <text:p>7.3</text:p>
          </table:table-cell>
          <table:table-cell office:value-type="float" office:value="7.333333333333333" table:formula="msoxl:=AVERAGE(C2:C7)" table:style-name="ce8">
            <text:p>7.3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7007575757575752" table:formula="msoxl:=IF(B9=0,0,MAX(SUMPRODUCT(B2:B7,B2:B7)/SUM(B2:B7)-B9,0))" table:style-name="ce8">
            <text:p>2.7</text:p>
          </table:table-cell>
          <table:table-cell office:value-type="float" office:value="2.7007575757575752" table:formula="msoxl:=IF(C9=0,0,MAX(SUMPRODUCT(C2:C7,C2:C7)/SUM(C2:C7)-C9,0))" table:style-name="ce8">
            <text:p>2.7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.7659090909090933" table:formula="msoxl:=ABS(MAX(B2:B7)-B9-B10)" table:style-name="ce8">
            <text:p>6.8</text:p>
          </table:table-cell>
          <table:table-cell office:value-type="float" office:value="6.7659090909090933" table:formula="msoxl:=ABS(MAX(C2:C7)-C9-C10)" table:style-name="ce8">
            <text:p>6.8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.034090909090908" table:formula="msoxl:=B9+ B10" table:style-name="ce8">
            <text:p>10.0</text:p>
          </table:table-cell>
          <table:table-cell office:value-type="float" office:value="10.034090909090908" table:formula="msoxl:=C9+ C10" table:style-name="ce8">
            <text:p>10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56.7" table:style-name="ce1">
            <text:p>56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56.8" table:style-name="ce1">
            <text:p>5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633333333333333" table:formula="msoxl:=AVERAGE(B2:B7)" table:style-name="ce8">
            <text:p>56.6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9238767902105565E-4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6627427898764324" table:formula="msoxl:=ABS(MAX(B2:B7)-B9-B10)" table:style-name="ce8">
            <text:p>0.2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46.1000000000004" table:style-name="ce1">
            <text:p>4546.1</text:p>
          </table:table-cell>
          <table:table-cell office:value-type="float" office:value="3835.6" table:style-name="ce1">
            <text:p>3835.6</text:p>
          </table:table-cell>
          <table:table-cell office:value-type="float" office:value="710.5" table:style-name="ce1">
            <text:p>710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79.1" table:style-name="ce1">
            <text:p>679.1</text:p>
          </table:table-cell>
          <table:table-cell office:value-type="float" office:value="2264.5" table:style-name="ce1">
            <text:p>2264.5</text:p>
          </table:table-cell>
          <table:table-cell office:value-type="float" office:value="-1" table:style-name="ce1">
            <text:p>-1</text:p>
          </table:table-cell>
          <table:table-cell office:value-type="float" office:value="41.1" table:style-name="ce1">
            <text:p>41.1</text:p>
          </table:table-cell>
          <table:table-cell office:value-type="float" office:value="0" table:style-name="ce1">
            <text:p>0</text:p>
          </table:table-cell>
          <table:table-cell office:value-type="float" office:value="206.3" table:style-name="ce1">
            <text:p>206.3</text:p>
          </table:table-cell>
          <table:table-cell table:number-columns-repeated="16368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2.6000000000004" table:style-name="ce1">
            <text:p>4442.6</text:p>
          </table:table-cell>
          <table:table-cell office:value-type="float" office:value="3735.1" table:style-name="ce1">
            <text:p>3735.1</text:p>
          </table:table-cell>
          <table:table-cell office:value-type="float" office:value="707.5" table:style-name="ce1">
            <text:p>707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1.8" table:style-name="ce1">
            <text:p>701.8</text:p>
          </table:table-cell>
          <table:table-cell office:value-type="float" office:value="2351.4" table:style-name="ce1">
            <text:p>2351.4</text:p>
          </table:table-cell>
          <table:table-cell office:value-type="float" office:value="-1" table:style-name="ce1">
            <text:p>-1</text:p>
          </table:table-cell>
          <table:table-cell office:value-type="float" office:value="41.4" table:style-name="ce1">
            <text:p>41.4</text:p>
          </table:table-cell>
          <table:table-cell office:value-type="float" office:value="0" table:style-name="ce1">
            <text:p>0</text:p>
          </table:table-cell>
          <table:table-cell office:value-type="float" office:value="219.6" table:style-name="ce1">
            <text:p>219.6</text:p>
          </table:table-cell>
          <table:table-cell table:number-columns-repeated="16368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71.1000000000004" table:style-name="ce1">
            <text:p>4371.1</text:p>
          </table:table-cell>
          <table:table-cell office:value-type="float" office:value="3664" table:style-name="ce1">
            <text:p>3664</text:p>
          </table:table-cell>
          <table:table-cell office:value-type="float" office:value="707.1" table:style-name="ce1">
            <text:p>707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2.9" table:style-name="ce1">
            <text:p>712.9</text:p>
          </table:table-cell>
          <table:table-cell office:value-type="float" office:value="2423.5" table:style-name="ce1">
            <text:p>2423.5</text:p>
          </table:table-cell>
          <table:table-cell office:value-type="float" office:value="-1" table:style-name="ce1">
            <text:p>-1</text:p>
          </table:table-cell>
          <table:table-cell office:value-type="float" office:value="41.4" table:style-name="ce1">
            <text:p>41.4</text:p>
          </table:table-cell>
          <table:table-cell office:value-type="float" office:value="0" table:style-name="ce1">
            <text:p>0</text:p>
          </table:table-cell>
          <table:table-cell office:value-type="float" office:value="220.3" table:style-name="ce1">
            <text:p>220.3</text:p>
          </table:table-cell>
          <table:table-cell table:number-columns-repeated="16368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6.5" table:style-name="ce1">
            <text:p>4316.5</text:p>
          </table:table-cell>
          <table:table-cell office:value-type="float" office:value="3609.8" table:style-name="ce1">
            <text:p>3609.8</text:p>
          </table:table-cell>
          <table:table-cell office:value-type="float" office:value="706.7" table:style-name="ce1">
            <text:p>706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5.3" table:style-name="ce1">
            <text:p>715.3</text:p>
          </table:table-cell>
          <table:table-cell office:value-type="float" office:value="2475.3000000000002" table:style-name="ce1">
            <text:p>2475.3</text:p>
          </table:table-cell>
          <table:table-cell office:value-type="float" office:value="-1" table:style-name="ce1">
            <text:p>-1</text:p>
          </table:table-cell>
          <table:table-cell office:value-type="float" office:value="41.5" table:style-name="ce1">
            <text:p>41.5</text:p>
          </table:table-cell>
          <table:table-cell office:value-type="float" office:value="0" table:style-name="ce1">
            <text:p>0</text:p>
          </table:table-cell>
          <table:table-cell office:value-type="float" office:value="221.2" table:style-name="ce1">
            <text:p>221.2</text:p>
          </table:table-cell>
          <table:table-cell table:number-columns-repeated="16368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29.3" table:style-name="ce1">
            <text:p>4329.3</text:p>
          </table:table-cell>
          <table:table-cell office:value-type="float" office:value="3622.2" table:style-name="ce1">
            <text:p>3622.2</text:p>
          </table:table-cell>
          <table:table-cell office:value-type="float" office:value="707.1" table:style-name="ce1">
            <text:p>707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1.3" table:style-name="ce1">
            <text:p>701.3</text:p>
          </table:table-cell>
          <table:table-cell office:value-type="float" office:value="2467" table:style-name="ce1">
            <text:p>2467</text:p>
          </table:table-cell>
          <table:table-cell office:value-type="float" office:value="-1" table:style-name="ce1">
            <text:p>-1</text:p>
          </table:table-cell>
          <table:table-cell office:value-type="float" office:value="41.5" table:style-name="ce1">
            <text:p>41.5</text:p>
          </table:table-cell>
          <table:table-cell office:value-type="float" office:value="0" table:style-name="ce1">
            <text:p>0</text:p>
          </table:table-cell>
          <table:table-cell office:value-type="float" office:value="216.5" table:style-name="ce1">
            <text:p>216.5</text:p>
          </table:table-cell>
          <table:table-cell table:number-columns-repeated="16368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2.3" table:style-name="ce1">
            <text:p>4342.3</text:p>
          </table:table-cell>
          <table:table-cell office:value-type="float" office:value="3635.3" table:style-name="ce1">
            <text:p>3635.3</text:p>
          </table:table-cell>
          <table:table-cell office:value-type="float" office:value="707" table:style-name="ce1">
            <text:p>70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7.8" table:style-name="ce1">
            <text:p>687.8</text:p>
          </table:table-cell>
          <table:table-cell office:value-type="float" office:value="2458.4" table:style-name="ce1">
            <text:p>2458.4</text:p>
          </table:table-cell>
          <table:table-cell office:value-type="float" office:value="-1" table:style-name="ce1">
            <text:p>-1</text:p>
          </table:table-cell>
          <table:table-cell office:value-type="float" office:value="41.6" table:style-name="ce1">
            <text:p>41.6</text:p>
          </table:table-cell>
          <table:table-cell office:value-type="float" office:value="0" table:style-name="ce1">
            <text:p>0</text:p>
          </table:table-cell>
          <table:table-cell office:value-type="float" office:value="211.7" table:style-name="ce1">
            <text:p>211.7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79999999999999993" table:style-name="ce1">
            <text:p>0.8</text:p>
          </table:table-cell>
          <table:table-cell office:value-type="float" office:value="0.7" table:style-name="ce1">
            <text:p>0.7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5139.8" table:style-name="ce1">
            <text:p>5139.8</text:p>
          </table:table-cell>
          <table:table-cell office:value-type="float" office:value="28.4" table:style-name="ce1">
            <text:p>28.4</text:p>
          </table:table-cell>
          <table:table-cell office:value-type="float" office:value="5139.8" table:style-name="ce1">
            <text:p>5139.8</text:p>
          </table:table-cell>
          <table:table-cell office:value-type="float" office:value="596.9" table:style-name="ce1">
            <text:p>596.9</text:p>
          </table:table-cell>
          <table:table-cell office:value-type="float" office:value="10279.6" table:style-name="ce1">
            <text:p>10279.6</text:p>
          </table:table-cell>
          <table:table-cell office:value-type="float" office:value="625.29999999999995" table:style-name="ce1">
            <text:p>625.3</text:p>
          </table:table-cell>
          <table:table-cell office:value-type="float" office:value="5168.2" table:style-name="ce1">
            <text:p>5168.2</text:p>
          </table:table-cell>
          <table:table-cell office:value-type="float" office:value="-5736.7" table:style-name="ce1">
            <text:p>-5736.7</text:p>
          </table:table-cell>
          <table:table-cell table:number-columns-repeated="16375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4321.6000000000004" table:style-name="ce1">
            <text:p>4321.6</text:p>
          </table:table-cell>
          <table:table-cell office:value-type="float" office:value="21.9" table:style-name="ce1">
            <text:p>21.9</text:p>
          </table:table-cell>
          <table:table-cell office:value-type="float" office:value="4321.6000000000004" table:style-name="ce1">
            <text:p>4321.6</text:p>
          </table:table-cell>
          <table:table-cell office:value-type="float" office:value="606.70000000000005" table:style-name="ce1">
            <text:p>606.7</text:p>
          </table:table-cell>
          <table:table-cell office:value-type="float" office:value="8643.2000000000007" table:style-name="ce1">
            <text:p>8643.2</text:p>
          </table:table-cell>
          <table:table-cell office:value-type="float" office:value="628.6" table:style-name="ce1">
            <text:p>628.6</text:p>
          </table:table-cell>
          <table:table-cell office:value-type="float" office:value="4343.5" table:style-name="ce1">
            <text:p>4343.5</text:p>
          </table:table-cell>
          <table:table-cell office:value-type="float" office:value="-4928.3" table:style-name="ce1">
            <text:p>-4928.3</text:p>
          </table:table-cell>
          <table:table-cell table:number-columns-repeated="16375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6430.6" table:style-name="ce1">
            <text:p>6430.6</text:p>
          </table:table-cell>
          <table:table-cell office:value-type="float" office:value="21.8" table:style-name="ce1">
            <text:p>21.8</text:p>
          </table:table-cell>
          <table:table-cell office:value-type="float" office:value="6430.6" table:style-name="ce1">
            <text:p>6430.6</text:p>
          </table:table-cell>
          <table:table-cell office:value-type="float" office:value="573" table:style-name="ce1">
            <text:p>573</text:p>
          </table:table-cell>
          <table:table-cell office:value-type="float" office:value="12861.2" table:style-name="ce1">
            <text:p>12861.2</text:p>
          </table:table-cell>
          <table:table-cell office:value-type="float" office:value="594.79999999999995" table:style-name="ce1">
            <text:p>594.8</text:p>
          </table:table-cell>
          <table:table-cell office:value-type="float" office:value="6452.4000000000005" table:style-name="ce1">
            <text:p>6452.4</text:p>
          </table:table-cell>
          <table:table-cell office:value-type="float" office:value="-7003.6" table:style-name="ce1">
            <text:p>-7003.6</text:p>
          </table:table-cell>
          <table:table-cell table:number-columns-repeated="16375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7478.9" table:style-name="ce1">
            <text:p>7478.9</text:p>
          </table:table-cell>
          <table:table-cell office:value-type="float" office:value="29" table:style-name="ce1">
            <text:p>29</text:p>
          </table:table-cell>
          <table:table-cell office:value-type="float" office:value="7478.9" table:style-name="ce1">
            <text:p>7478.9</text:p>
          </table:table-cell>
          <table:table-cell office:value-type="float" office:value="575.70000000000005" table:style-name="ce1">
            <text:p>575.7</text:p>
          </table:table-cell>
          <table:table-cell office:value-type="float" office:value="14957.8" table:style-name="ce1">
            <text:p>14957.8</text:p>
          </table:table-cell>
          <table:table-cell office:value-type="float" office:value="604.70000000000005" table:style-name="ce1">
            <text:p>604.7</text:p>
          </table:table-cell>
          <table:table-cell office:value-type="float" office:value="7507.9" table:style-name="ce1">
            <text:p>7507.9</text:p>
          </table:table-cell>
          <table:table-cell office:value-type="float" office:value="-8054.5999999999995" table:style-name="ce1">
            <text:p>-8054.6</text:p>
          </table:table-cell>
          <table:table-cell table:number-columns-repeated="16375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1237.7" table:style-name="ce1">
            <text:p>1237.7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237.7" table:style-name="ce1">
            <text:p>1237.7</text:p>
          </table:table-cell>
          <table:table-cell office:value-type="float" office:value="158.19999999999999" table:style-name="ce1">
            <text:p>158.2</text:p>
          </table:table-cell>
          <table:table-cell office:value-type="float" office:value="2475.4" table:style-name="ce1">
            <text:p>2475.4</text:p>
          </table:table-cell>
          <table:table-cell office:value-type="float" office:value="167.5" table:style-name="ce1">
            <text:p>167.5</text:p>
          </table:table-cell>
          <table:table-cell office:value-type="float" office:value="1247" table:style-name="ce1">
            <text:p>1247</text:p>
          </table:table-cell>
          <table:table-cell office:value-type="float" office:value="-1395.9" table:style-name="ce1">
            <text:p>-1395.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101.4333333333334" table:formula="msoxl:=AVERAGE(B2:B7)" table:style-name="ce8">
            <text:p>4101.4</text:p>
          </table:table-cell>
          <table:table-cell office:value-type="float" office:value="18.516666666666666" table:formula="msoxl:=AVERAGE(C2:C7)" table:style-name="ce8">
            <text:p>18.5</text:p>
          </table:table-cell>
          <table:table-cell office:value-type="float" office:value="4101.4333333333334" table:formula="msoxl:=AVERAGE(D2:D7)" table:style-name="ce8">
            <text:p>4101.4</text:p>
          </table:table-cell>
          <table:table-cell office:value-type="float" office:value="418.43333333333334" table:formula="msoxl:=AVERAGE(E2:E7)" table:style-name="ce8">
            <text:p>418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46.6130187549606" table:formula="msoxl:=IF(B9=0,0,MAX(SUMPRODUCT(B2:B7,B2:B7)/SUM(B2:B7)-B9,0))" table:style-name="ce8">
            <text:p>1746.6</text:p>
          </table:table-cell>
          <table:table-cell office:value-type="float" office:value="5.6902640264026374" table:formula="msoxl:=IF(C9=0,0,MAX(SUMPRODUCT(C2:C7,C2:C7)/SUM(C2:C7)-C9,0))" table:style-name="ce8">
            <text:p>5.7</text:p>
          </table:table-cell>
          <table:table-cell office:value-type="float" office:value="1746.6130187549606" table:formula="msoxl:=IF(D9=0,0,MAX(SUMPRODUCT(D2:D7,D2:D7)/SUM(D2:D7)-D9,0))" table:style-name="ce8">
            <text:p>1746.6</text:p>
          </table:table-cell>
          <table:table-cell office:value-type="float" office:value="142.85131575453414" table:formula="msoxl:=IF(E9=0,0,MAX(SUMPRODUCT(E2:E7,E2:E7)/SUM(E2:E7)-E9,0))" table:style-name="ce8">
            <text:p>142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630.8536479117056" table:formula="msoxl:=ABS(MAX(B2:B7)-B9-B10)" table:style-name="ce8">
            <text:p>1630.9</text:p>
          </table:table-cell>
          <table:table-cell office:value-type="float" office:value="4.7930693069306969" table:formula="msoxl:=ABS(MAX(C2:C7)-C9-C10)" table:style-name="ce8">
            <text:p>4.8</text:p>
          </table:table-cell>
          <table:table-cell office:value-type="float" office:value="1630.8536479117056" table:formula="msoxl:=ABS(MAX(D2:D7)-D9-D10)" table:style-name="ce8">
            <text:p>1630.9</text:p>
          </table:table-cell>
          <table:table-cell office:value-type="float" office:value="45.415350912132567" table:formula="msoxl:=ABS(MAX(E2:E7)-E9-E10)" table:style-name="ce8">
            <text:p>45.4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0" table:style-name="ce1">
            <text:p>0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17671.8" table:style-name="ce1">
            <text:p>17671.8</text:p>
          </table:table-cell>
          <table:table-cell office:value-type="float" office:value="222.2" table:style-name="ce1">
            <text:p>222.2</text:p>
          </table:table-cell>
          <table:table-cell office:value-type="float" office:value="17671.8" table:style-name="ce1">
            <text:p>17671.8</text:p>
          </table:table-cell>
          <table:table-cell office:value-type="float" office:value="481.5" table:style-name="ce1">
            <text:p>481.5</text:p>
          </table:table-cell>
          <table:table-cell table:number-columns-repeated="16379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15047.4" table:style-name="ce1">
            <text:p>15047.4</text:p>
          </table:table-cell>
          <table:table-cell office:value-type="float" office:value="206.7" table:style-name="ce1">
            <text:p>206.7</text:p>
          </table:table-cell>
          <table:table-cell office:value-type="float" office:value="15047.4" table:style-name="ce1">
            <text:p>15047.4</text:p>
          </table:table-cell>
          <table:table-cell office:value-type="float" office:value="468.8" table:style-name="ce1">
            <text:p>468.8</text:p>
          </table:table-cell>
          <table:table-cell table:number-columns-repeated="16379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23016.400000000001" table:style-name="ce1">
            <text:p>23016.4</text:p>
          </table:table-cell>
          <table:table-cell office:value-type="float" office:value="194.6" table:style-name="ce1">
            <text:p>194.6</text:p>
          </table:table-cell>
          <table:table-cell office:value-type="float" office:value="23016.400000000001" table:style-name="ce1">
            <text:p>23016.4</text:p>
          </table:table-cell>
          <table:table-cell office:value-type="float" office:value="441.7" table:style-name="ce1">
            <text:p>441.7</text:p>
          </table:table-cell>
          <table:table-cell table:number-columns-repeated="16379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26252.400000000001" table:style-name="ce1">
            <text:p>26252.4</text:p>
          </table:table-cell>
          <table:table-cell office:value-type="float" office:value="214.4" table:style-name="ce1">
            <text:p>214.4</text:p>
          </table:table-cell>
          <table:table-cell office:value-type="float" office:value="26252.400000000001" table:style-name="ce1">
            <text:p>26252.4</text:p>
          </table:table-cell>
          <table:table-cell office:value-type="float" office:value="460.5" table:style-name="ce1">
            <text:p>460.5</text:p>
          </table:table-cell>
          <table:table-cell table:number-columns-repeated="16379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4219.7" table:style-name="ce1">
            <text:p>4219.7</text:p>
          </table:table-cell>
          <table:table-cell office:value-type="float" office:value="67.900000000000006" table:style-name="ce1">
            <text:p>67.9</text:p>
          </table:table-cell>
          <table:table-cell office:value-type="float" office:value="4219.7" table:style-name="ce1">
            <text:p>4219.7</text:p>
          </table:table-cell>
          <table:table-cell office:value-type="float" office:value="128.1" table:style-name="ce1">
            <text:p>128.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4367.949999999999" table:formula="msoxl:=AVERAGE(B2:B7)" table:style-name="ce8">
            <text:p>14368.0</text:p>
          </table:table-cell>
          <table:table-cell office:value-type="float" office:value="153.06666666666666" table:formula="msoxl:=AVERAGE(C2:C7)" table:style-name="ce8">
            <text:p>153.1</text:p>
          </table:table-cell>
          <table:table-cell office:value-type="float" office:value="14367.949999999999" table:formula="msoxl:=AVERAGE(D2:D7)" table:style-name="ce8">
            <text:p>14368.0</text:p>
          </table:table-cell>
          <table:table-cell office:value-type="float" office:value="330.21666666666664" table:formula="msoxl:=AVERAGE(E2:E7)" table:style-name="ce8">
            <text:p>330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227.2613884258626" table:formula="msoxl:=IF(B9=0,0,MAX(SUMPRODUCT(B2:B7,B2:B7)/SUM(B2:B7)-B9,0))" table:style-name="ce8">
            <text:p>6227.3</text:p>
          </table:table-cell>
          <table:table-cell office:value-type="float" office:value="43.692283681765417" table:formula="msoxl:=IF(C9=0,0,MAX(SUMPRODUCT(C2:C7,C2:C7)/SUM(C2:C7)-C9,0))" table:style-name="ce8">
            <text:p>43.7</text:p>
          </table:table-cell>
          <table:table-cell office:value-type="float" office:value="6227.2613884258626" table:formula="msoxl:=IF(D9=0,0,MAX(SUMPRODUCT(D2:D7,D2:D7)/SUM(D2:D7)-D9,0))" table:style-name="ce8">
            <text:p>6227.3</text:p>
          </table:table-cell>
          <table:table-cell office:value-type="float" office:value="111.50590437254999" table:formula="msoxl:=IF(E9=0,0,MAX(SUMPRODUCT(E2:E7,E2:E7)/SUM(E2:E7)-E9,0))" table:style-name="ce8">
            <text:p>11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5657.1886115741399" table:formula="msoxl:=ABS(MAX(B2:B7)-B9-B10)" table:style-name="ce8">
            <text:p>5657.2</text:p>
          </table:table-cell>
          <table:table-cell office:value-type="float" office:value="25.441049651567909" table:formula="msoxl:=ABS(MAX(C2:C7)-C9-C10)" table:style-name="ce8">
            <text:p>25.4</text:p>
          </table:table-cell>
          <table:table-cell office:value-type="float" office:value="5657.1886115741399" table:formula="msoxl:=ABS(MAX(D2:D7)-D9-D10)" table:style-name="ce8">
            <text:p>5657.2</text:p>
          </table:table-cell>
          <table:table-cell office:value-type="float" office:value="39.777428960783368" table:formula="msoxl:=ABS(MAX(E2:E7)-E9-E10)" table:style-name="ce8">
            <text:p>39.8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1109.5" table:style-name="ce1">
            <text:p>2110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17947.099999999999" table:style-name="ce1">
            <text:p>17947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2.8" table:style-name="ce1">
            <text:p>12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26014" table:style-name="ce1">
            <text:p>260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5" table:style-name="ce1">
            <text:p>4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27835.4" table:style-name="ce1">
            <text:p>27835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5" table:style-name="ce1">
            <text:p>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4750.6000000000004" table:style-name="ce1">
            <text:p>475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7" table:style-name="ce1">
            <text:p>4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8" table:style-name="ce1">
            <text:p>9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502" table:style-name="ce1">
            <text:p>7502</text:p>
          </table:table-cell>
          <table:table-cell office:value-type="float" office:value="-1" table:style-name="ce1">
            <text:p>-1</text:p>
          </table:table-cell>
          <table:table-cell office:value-type="float" office:value="8986" table:style-name="ce1">
            <text:p>8986</text:p>
          </table:table-cell>
          <table:table-cell office:value-type="float" office:value="412" table:style-name="ce1">
            <text:p>412</text:p>
          </table:table-cell>
          <table:table-cell office:value-type="float" office:value="-1" table:style-name="ce1">
            <text:p>-1</text:p>
          </table:table-cell>
          <table:table-cell office:value-type="float" office:value="184361" table:style-name="ce1">
            <text:p>18436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22" table:style-name="ce1">
            <text:p>2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" table:style-name="ce1">
            <text:p>6</text:p>
          </table:table-cell>
          <table:table-cell table:number-columns-repeated="16346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5" table:style-name="ce1">
            <text:p>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474" table:style-name="ce1">
            <text:p>-7474</text:p>
          </table:table-cell>
          <table:table-cell office:value-type="float" office:value="0" table:style-name="ce1">
            <text:p>0</text:p>
          </table:table-cell>
          <table:table-cell office:value-type="float" office:value="-1455" table:style-name="ce1">
            <text:p>-1455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-184362" table:style-name="ce1">
            <text:p>-1843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table:number-columns-repeated="16346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68" table:style-name="ce1">
            <text:p>2768</text:p>
          </table:table-cell>
          <table:table-cell office:value-type="float" office:value="0" table:style-name="ce1">
            <text:p>0</text:p>
          </table:table-cell>
          <table:table-cell office:value-type="float" office:value="-5288" table:style-name="ce1">
            <text:p>-5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4" table:style-name="ce1">
            <text:p>-64</text:p>
          </table:table-cell>
          <table:table-cell table:number-columns-repeated="16346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32" table:style-name="ce1">
            <text:p>432</text:p>
          </table:table-cell>
          <table:table-cell office:value-type="float" office:value="0" table:style-name="ce1">
            <text:p>0</text:p>
          </table:table-cell>
          <table:table-cell office:value-type="float" office:value="6734" table:style-name="ce1">
            <text:p>673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table:number-columns-repeated="16346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" table:style-name="ce1">
            <text:p>159</text:p>
          </table:table-cell>
          <table:table-cell office:value-type="float" office:value="0" table:style-name="ce1">
            <text:p>0</text:p>
          </table:table-cell>
          <table:table-cell office:value-type="float" office:value="-2927" table:style-name="ce1">
            <text:p>-29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67" table:style-name="ce1">
            <text:p>-67</text:p>
          </table:table-cell>
          <table:table-cell table:number-columns-repeated="16346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-1877" table:style-name="ce1">
            <text:p>-1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2H47M44.000S" table:style-name="ce9">
            <text:p>12:47:44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4H47M44.000S" table:style-name="ce10">
            <text:p>12: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2H48M14.000S" table:style-name="ce9">
            <text:p>12:48:14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4H48M14.000S" table:style-name="ce10">
            <text:p>12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2H48M44.000S" table:style-name="ce9">
            <text:p>12:48:44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4H48M44.000S" table:style-name="ce10">
            <text:p>12:4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2H49M14.000S" table:style-name="ce9">
            <text:p>12:49:14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4H49M14.000S" table:style-name="ce10">
            <text:p>12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2H49M44.000S" table:style-name="ce9">
            <text:p>12:49:44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4H49M44.000S" table:style-name="ce10">
            <text:p>12: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2H50M14.000S" table:style-name="ce9">
            <text:p>12:50:14</text:p>
          </table:table-cell>
          <table:table-cell office:value-type="date" office:date-value="2012-03-30T00:00:00" table:style-name="ce3">
            <text:p>30-Mar-12</text:p>
          </table:table-cell>
          <table:table-cell office:value-type="time" office:time-value="PT983964H50M14.000S" table:style-name="ce10">
            <text:p>12:50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3.2" table:style-name="ce1">
            <text:p>3.2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95.7" table:style-name="ce1">
            <text:p>95.7</text:p>
          </table:table-cell>
          <table:table-cell office:value-type="float" office:value="4" table:style-name="ce1">
            <text:p>4</text:p>
          </table:table-cell>
          <table:table-cell table:number-columns-repeated="16378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64.599999999999994" table:style-name="ce1">
            <text:p>64.6</text:p>
          </table:table-cell>
          <table:table-cell office:value-type="float" office:value="10" table:style-name="ce1">
            <text:p>10</text:p>
          </table:table-cell>
          <table:table-cell office:value-type="float" office:value="0.7" table:style-name="ce1">
            <text:p>0.7</text:p>
          </table:table-cell>
          <table:table-cell office:value-type="float" office:value="24.7" table:style-name="ce1">
            <text:p>24.7</text:p>
          </table:table-cell>
          <table:table-cell office:value-type="float" office:value="74.599999999999994" table:style-name="ce1">
            <text:p>74.6</text:p>
          </table:table-cell>
          <table:table-cell table:number-columns-repeated="16378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76.099999999999994" table:style-name="ce1">
            <text:p>76.1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84" table:style-name="ce1">
            <text:p>84</text:p>
          </table:table-cell>
          <table:table-cell table:number-columns-repeated="16378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67.7" table:style-name="ce1">
            <text:p>67.7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82.100000000000009" table:style-name="ce1">
            <text:p>82.1</text:p>
          </table:table-cell>
          <table:table-cell table:number-columns-repeated="16378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71.7" table:style-name="ce1">
            <text:p>71.7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15.1" table:style-name="ce1">
            <text:p>15.1</text:p>
          </table:table-cell>
          <table:table-cell office:value-type="float" office:value="84.9" table:style-name="ce1">
            <text:p>84.9</text:p>
          </table:table-cell>
          <table:table-cell table:number-columns-repeated="16378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16.7" table:style-name="ce1">
            <text:p>16.7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80.8" table:style-name="ce1">
            <text:p>80.8</text:p>
          </table:table-cell>
          <table:table-cell office:value-type="float" office:value="19.2" table:style-name="ce1">
            <text:p>19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999999999999993" table:style-name="ce1">
            <text:p>50</text:p>
          </table:table-cell>
          <table:table-cell office:value-type="float" office:value="8.1333333333333329" table:style-name="ce1">
            <text:p>8.133333333</text:p>
          </table:table-cell>
          <table:table-cell office:value-type="float" office:value="0.16666666666666666" table:style-name="ce1">
            <text:p>0.166666667</text:p>
          </table:table-cell>
          <table:table-cell office:value-type="float" office:value="41.716666666666669" table:style-name="ce1">
            <text:p>41.71666667</text:p>
          </table:table-cell>
          <table:table-cell office:value-type="float" office:value="58.133333333333333" table:style-name="ce1">
            <text:p>58.13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2.7" table:style-name="ce1">
            <text:p>2.7</text:p>
          </table:table-cell>
          <table:table-cell office:value-type="float" office:value="0.4" table:style-name="ce1">
            <text:p>0.4</text:p>
          </table:table-cell>
          <table:table-cell office:value-type="float" office:value="0.4" table:style-name="ce1">
            <text:p>0.4</text:p>
          </table:table-cell>
          <table:table-cell office:value-type="float" office:value="96.4" table:style-name="ce1">
            <text:p>96.4</text:p>
          </table:table-cell>
          <table:table-cell office:value-type="float" office:value="3.1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10.3" table:style-name="ce1">
            <text:p>10.3</text:p>
          </table:table-cell>
          <table:table-cell office:value-type="float" office:value="0.3" table:style-name="ce1">
            <text:p>0.3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81.899999999999991" table:style-name="ce1">
            <text:p>81.9</text:p>
          </table:table-cell>
          <table:table-cell table:number-columns-repeated="16378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9.9" table:style-name="ce1">
            <text:p>9.9</text:p>
          </table:table-cell>
          <table:table-cell office:value-type="float" office:value="0" table:style-name="ce1">
            <text:p>0</text:p>
          </table:table-cell>
          <table:table-cell office:value-type="float" office:value="12.7" table:style-name="ce1">
            <text:p>12.7</text:p>
          </table:table-cell>
          <table:table-cell office:value-type="float" office:value="87.300000000000011" table:style-name="ce1">
            <text:p>87.3</text:p>
          </table:table-cell>
          <table:table-cell table:number-columns-repeated="16378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71.7" table:style-name="ce1">
            <text:p>71.7</text:p>
          </table:table-cell>
          <table:table-cell office:value-type="float" office:value="14.4" table:style-name="ce1">
            <text:p>14.4</text:p>
          </table:table-cell>
          <table:table-cell office:value-type="float" office:value="0.4" table:style-name="ce1">
            <text:p>0.4</text:p>
          </table:table-cell>
          <table:table-cell office:value-type="float" office:value="13.5" table:style-name="ce1">
            <text:p>13.5</text:p>
          </table:table-cell>
          <table:table-cell office:value-type="float" office:value="86.100000000000009" table:style-name="ce1">
            <text:p>86.1</text:p>
          </table:table-cell>
          <table:table-cell table:number-columns-repeated="16378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70.900000000000006" table:style-name="ce1">
            <text:p>70.9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15.9" table:style-name="ce1">
            <text:p>15.9</text:p>
          </table:table-cell>
          <table:table-cell office:value-type="float" office:value="84.100000000000009" table:style-name="ce1">
            <text:p>84.1</text:p>
          </table:table-cell>
          <table:table-cell table:number-columns-repeated="16378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79.400000000000006" table:style-name="ce1">
            <text:p>79.4</text:p>
          </table:table-cell>
          <table:table-cell office:value-type="float" office:value="20.6" table:style-name="ce1">
            <text:p>20.6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066666666666663" table:style-name="ce1">
            <text:p>52.06666667</text:p>
          </table:table-cell>
          <table:table-cell office:value-type="float" office:value="8.4500000000000011" table:style-name="ce1">
            <text:p>8.45</text:p>
          </table:table-cell>
          <table:table-cell office:value-type="float" office:value="0.18333333333333335" table:style-name="ce1">
            <text:p>0.183333333</text:p>
          </table:table-cell>
          <table:table-cell office:value-type="float" office:value="39.300000000000004" table:style-name="ce1">
            <text:p>39.3</text:p>
          </table:table-cell>
          <table:table-cell office:value-type="float" office:value="60.51666666666668" table:style-name="ce1">
            <text:p>60.51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2.9" table:style-name="ce1">
            <text:p>2.9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96.6" table:style-name="ce1">
            <text:p>96.6</text:p>
          </table:table-cell>
          <table:table-cell office:value-type="float" office:value="3.1999999999999997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66.3" table:style-name="ce1">
            <text:p>66.3</text:p>
          </table:table-cell>
          <table:table-cell office:value-type="float" office:value="10.1" table:style-name="ce1">
            <text:p>10.1</text:p>
          </table:table-cell>
          <table:table-cell office:value-type="float" office:value="0.4" table:style-name="ce1">
            <text:p>0.4</text:p>
          </table:table-cell>
          <table:table-cell office:value-type="float" office:value="23.2" table:style-name="ce1">
            <text:p>23.2</text:p>
          </table:table-cell>
          <table:table-cell office:value-type="float" office:value="76.399999999999991" table:style-name="ce1">
            <text:p>76.4</text:p>
          </table:table-cell>
          <table:table-cell table:number-columns-repeated="16378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77.5" table:style-name="ce1">
            <text:p>77.5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6.9" table:style-name="ce1">
            <text:p>86.9</text:p>
          </table:table-cell>
          <table:table-cell table:number-columns-repeated="16378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71.900000000000006" table:style-name="ce1">
            <text:p>71.9</text:p>
          </table:table-cell>
          <table:table-cell office:value-type="float" office:value="14.4" table:style-name="ce1">
            <text:p>14.4</text:p>
          </table:table-cell>
          <table:table-cell office:value-type="float" office:value="0" table:style-name="ce1">
            <text:p>0</text:p>
          </table:table-cell>
          <table:table-cell office:value-type="float" office:value="13.7" table:style-name="ce1">
            <text:p>13.7</text:p>
          </table:table-cell>
          <table:table-cell office:value-type="float" office:value="86.300000000000011" table:style-name="ce1">
            <text:p>86.3</text:p>
          </table:table-cell>
          <table:table-cell table:number-columns-repeated="16378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71.599999999999994" table:style-name="ce1">
            <text:p>71.6</text:p>
          </table:table-cell>
          <table:table-cell office:value-type="float" office:value="14.3" table:style-name="ce1">
            <text:p>14.3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85.899999999999991" table:style-name="ce1">
            <text:p>85.9</text:p>
          </table:table-cell>
          <table:table-cell table:number-columns-repeated="16378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18.3" table:style-name="ce1">
            <text:p>18.3</text:p>
          </table:table-cell>
          <table:table-cell office:value-type="float" office:value="2" table:style-name="ce1">
            <text:p>2</text:p>
          </table:table-cell>
          <table:table-cell office:value-type="float" office:value="0.1" table:style-name="ce1">
            <text:p>0.1</text:p>
          </table:table-cell>
          <table:table-cell office:value-type="float" office:value="79.599999999999994" table:style-name="ce1">
            <text:p>79.6</text:p>
          </table:table-cell>
          <table:table-cell office:value-type="float" office:value="20.3" table:style-name="ce1">
            <text:p>20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416666666666664" table:style-name="ce1">
            <text:p>51.41666667</text:p>
          </table:table-cell>
          <table:table-cell office:value-type="float" office:value="8.4166666666666661" table:style-name="ce1">
            <text:p>8.416666667</text:p>
          </table:table-cell>
          <table:table-cell office:value-type="float" office:value="0.13333333333333333" table:style-name="ce1">
            <text:p>0.133333333</text:p>
          </table:table-cell>
          <table:table-cell office:value-type="float" office:value="40.016666666666666" table:style-name="ce1">
            <text:p>40.01666667</text:p>
          </table:table-cell>
          <table:table-cell office:value-type="float" office:value="59.833333333333336" table:style-name="ce1">
            <text:p>59.83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964H47M44.000S" table:style-name="ce9">
            <text:p>12:47:44</text:p>
          </table:table-cell>
          <table:table-cell office:value-type="float" office:value="2.9" table:style-name="ce1">
            <text:p>2.9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office:value-type="float" office:value="96.4" table:style-name="ce1">
            <text:p>96.4</text:p>
          </table:table-cell>
          <table:table-cell office:value-type="float" office:value="3.1999999999999997" table:style-name="ce1">
            <text:p>3.2</text:p>
          </table:table-cell>
          <table:table-cell table:number-columns-repeated="16378"/>
        </table:table-row>
        <table:table-row table:style-name="ro1">
          <table:table-cell office:value-type="time" office:time-value="PT983964H48M14.000S" table:style-name="ce9">
            <text:p>12:48:14</text:p>
          </table:table-cell>
          <table:table-cell office:value-type="float" office:value="70.5" table:style-name="ce1">
            <text:p>70.5</text:p>
          </table:table-cell>
          <table:table-cell office:value-type="float" office:value="8.5" table:style-name="ce1">
            <text:p>8.5</text:p>
          </table:table-cell>
          <table:table-cell office:value-type="float" office:value="0.4" table:style-name="ce1">
            <text:p>0.4</text:p>
          </table:table-cell>
          <table:table-cell office:value-type="float" office:value="20.7" table:style-name="ce1">
            <text:p>20.7</text:p>
          </table:table-cell>
          <table:table-cell office:value-type="float" office:value="79" table:style-name="ce1">
            <text:p>79</text:p>
          </table:table-cell>
          <table:table-cell table:number-columns-repeated="16378"/>
        </table:table-row>
        <table:table-row table:style-name="ro1">
          <table:table-cell office:value-type="time" office:time-value="PT983964H48M44.000S" table:style-name="ce9">
            <text:p>12:48:44</text:p>
          </table:table-cell>
          <table:table-cell office:value-type="float" office:value="77" table:style-name="ce1">
            <text:p>77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0.1" table:style-name="ce1">
            <text:p>0.1</text:p>
          </table:table-cell>
          <table:table-cell office:value-type="float" office:value="13.7" table:style-name="ce1">
            <text:p>13.7</text:p>
          </table:table-cell>
          <table:table-cell office:value-type="float" office:value="86.2" table:style-name="ce1">
            <text:p>86.2</text:p>
          </table:table-cell>
          <table:table-cell table:number-columns-repeated="16378"/>
        </table:table-row>
        <table:table-row table:style-name="ro1">
          <table:table-cell office:value-type="time" office:time-value="PT983964H49M14.000S" table:style-name="ce9">
            <text:p>12:49:14</text:p>
          </table:table-cell>
          <table:table-cell office:value-type="float" office:value="70.8" table:style-name="ce1">
            <text:p>70.8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13.2" table:style-name="ce1">
            <text:p>13.2</text:p>
          </table:table-cell>
          <table:table-cell office:value-type="float" office:value="86.8" table:style-name="ce1">
            <text:p>86.8</text:p>
          </table:table-cell>
          <table:table-cell table:number-columns-repeated="16378"/>
        </table:table-row>
        <table:table-row table:style-name="ro1">
          <table:table-cell office:value-type="time" office:time-value="PT983964H49M44.000S" table:style-name="ce9">
            <text:p>12:49:44</text:p>
          </table:table-cell>
          <table:table-cell office:value-type="float" office:value="73.400000000000006" table:style-name="ce1">
            <text:p>73.4</text:p>
          </table:table-cell>
          <table:table-cell office:value-type="float" office:value="15.1" table:style-name="ce1">
            <text:p>15.1</text:p>
          </table:table-cell>
          <table:table-cell office:value-type="float" office:value="0" table:style-name="ce1">
            <text:p>0</text:p>
          </table:table-cell>
          <table:table-cell office:value-type="float" office:value="11.5" table:style-name="ce1">
            <text:p>11.5</text:p>
          </table:table-cell>
          <table:table-cell office:value-type="float" office:value="88.5" table:style-name="ce1">
            <text:p>88.5</text:p>
          </table:table-cell>
          <table:table-cell table:number-columns-repeated="16378"/>
        </table:table-row>
        <table:table-row table:style-name="ro1">
          <table:table-cell office:value-type="time" office:time-value="PT983964H50M14.000S" table:style-name="ce9">
            <text:p>12:50:14</text:p>
          </table:table-cell>
          <table:table-cell office:value-type="float" office:value="21.2" table:style-name="ce1">
            <text:p>21.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6.7" table:style-name="ce1">
            <text:p>76.7</text:p>
          </table:table-cell>
          <table:table-cell office:value-type="float" office:value="23.2" table:style-name="ce1">
            <text:p>23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633333333333333" table:style-name="ce1">
            <text:p>52.63333333</text:p>
          </table:table-cell>
          <table:table-cell office:value-type="float" office:value="8.5166666666666675" table:style-name="ce1">
            <text:p>8.516666667</text:p>
          </table:table-cell>
          <table:table-cell office:value-type="float" office:value="0.13333333333333333" table:style-name="ce1">
            <text:p>0.133333333</text:p>
          </table:table-cell>
          <table:table-cell office:value-type="float" office:value="38.699999999999996" table:style-name="ce1">
            <text:p>38.7</text:p>
          </table:table-cell>
          <table:table-cell office:value-type="float" office:value="61.15" table:style-name="ce1">
            <text:p>61.1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30T13:03:51Z</meta:creation-date>
    <dc:date>2012-03-30T13:04:0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3/30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